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Header">
      <style:paragraph-properties fo:text-align="end" style:justify-single-word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Plan for CircularListQueue&lt;T&gt;</text:p>
      <text:p text:style-name="P2"><text:span text:style-name="T1">Testing isEmpty():</text:span></text:p>
      <text:p text:style-name="P2"><text:span text:style-name="T1"><text:tab/>-The queue is initially empty</text:span></text:p>
      <text:p text:style-name="P2"><text:span text:style-name="T1"><text:tab/>-The queue has one element in it</text:span></text:p>
      <text:p text:style-name="P2"><text:span text:style-name="T1"><text:tab/>-The queue has two elements in it</text:span></text:p>
      <text:p text:style-name="P2"><text:span text:style-name="T1"><text:tab/>-The queue had all elements removed from the queue</text:span></text:p>
      <text:p text:style-name="P2"><text:span text:style-name="T1"/></text:p>
      <text:p text:style-name="P2"><text:span text:style-name="T1">Testing enqueue( T element)</text:span></text:p>
      <text:p text:style-name="P2"><text:span text:style-name="T1"><text:tab/>-Add an element to the queue</text:span></text:p>
      <text:p text:style-name="P2"><text:span text:style-name="T1"/></text:p>
      <text:p text:style-name="P2"><text:span text:style-name="T1">Testing dequeue()</text:span></text:p>
      <text:p text:style-name="P2"><text:span text:style-name="T1"><text:tab/>-Remove an element from the que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riel Valencia</text:p>
        <text:p text:style-name="MP1">2/3/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2-02T10:19:29.04</meta:creation-date>
    <dc:date>2016-02-03T06:20:17.55</dc:date>
    <meta:editing-duration>PT6M1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12" meta:word-count="55" meta:character-count="329"/>
  </office:meta>
</office:document-meta>
</file>